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0.51pt"/>
    </style:style>
    <style:style style:name="co2" style:family="table-column">
      <style:table-column-properties fo:break-before="auto" style:column-width="120.76pt"/>
    </style:style>
    <style:style style:name="co3" style:family="table-column">
      <style:table-column-properties fo:break-before="auto" style:column-width="109.5pt"/>
    </style:style>
    <style:style style:name="co4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000000_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CERTIFIED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307936" calcext:value-type="float">
            <text:p>307936</text:p>
          </table:table-cell>
          <table:table-cell/>
          <table:table-cell>
            <draw:frame table:end-cell-address="000000_0.O29" table:end-x="22.85pt" table:end-y="12.59pt" draw:z-index="0" draw:name="Chart 2" draw:style-name="gr1" svg:width="621.01pt" svg:height="415.19pt" svg:x="1.81pt" svg:y="0.6pt">
              <loext:p draw:notify-on-update-of-ranges="000000_0.B1:000000_0.B6 000000_0.A1:000000_0.A1 000000_0.C1:000000_0.C6 000000_0.A7:000000_0.A7 000000_0.C7:000000_0.C12 000000_0.A13:000000_0.A13 000000_0.C13:000000_0.C18 000000_0.A19:000000_0.A19 000000_0.C19:000000_0.C24 000000_0.A25:000000_0.A25 000000_0.C25:000000_0.C3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ERTIFIE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52668" calcext:value-type="float">
            <text:p>35266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82951" calcext:value-type="float">
            <text:p>3829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5144" calcext:value-type="float">
            <text:p>45514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547278" calcext:value-type="float">
            <text:p>54727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69646" calcext:value-type="float">
            <text:p>56964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-WITHDRAWN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1596" calcext:value-type="float">
            <text:p>115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-WITHDRAW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1118" calcext:value-type="float">
            <text:p>311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-WITHDRAW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35432" calcext:value-type="float">
            <text:p>3543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-WITHDRAW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36350" calcext:value-type="float">
            <text:p>363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-WITHDRAW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1071" calcext:value-type="float">
            <text:p>4107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ERTIFIED-WITHDRAW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092" calcext:value-type="float">
            <text:p>4709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IED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9130" calcext:value-type="float">
            <text:p>2913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IED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1096" calcext:value-type="float">
            <text:p>2109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IED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141" calcext:value-type="float">
            <text:p>121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IED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899" calcext:value-type="float">
            <text:p>118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IED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923" calcext:value-type="float">
            <text:p>1092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NIED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75" calcext:value-type="float">
            <text:p>917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HDRAWN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10105" calcext:value-type="float">
            <text:p>1010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HDRAW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725" calcext:value-type="float">
            <text:p>107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HDRAW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590" calcext:value-type="float">
            <text:p>115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HDRAW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6034" calcext:value-type="float">
            <text:p>1603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HDRAW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9455" calcext:value-type="float">
            <text:p>1945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THDRAW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1890" calcext:value-type="float">
            <text:p>2189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table:formula="of:=SUM([.C1];[.C7];[.C13];[.C19])" office:value-type="float" office:value="358767" calcext:value-type="float">
            <text:p>35876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table:formula="of:=SUM([.C2];[.C8];[.C14];[.C20])" office:value-type="float" office:value="415607" calcext:value-type="float">
            <text:p>41560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table:formula="of:=SUM([.C3];[.C9];[.C15];[.C21])" office:value-type="float" office:value="442114" calcext:value-type="float">
            <text:p>4421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table:formula="of:=SUM([.C4];[.C10];[.C16];[.C22])" office:value-type="float" office:value="519427" calcext:value-type="float">
            <text:p>5194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table:formula="of:=SUM([.C5];[.C11];[.C17];[.C23])" office:value-type="float" office:value="618727" calcext:value-type="float">
            <text:p>6187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table:formula="of:=SUM([.C6];[.C12];[.C18];[.C24])" office:value-type="float" office:value="647803" calcext:value-type="float">
            <text:p>647803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000000_0.A1:000000_0.C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2.01pt" svg:stroke-color="#385d8a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be5f1"/>
    </style:style>
    <style:style style:name="_32_0_25__20_-_20_Accent2" style:display-name="20% - Accent2" style:family="table-cell" style:parent-style-name="Default" style:data-style-name="N0">
      <style:table-cell-properties fo:background-color="#f2dddc"/>
    </style:style>
    <style:style style:name="_32_0_25__20_-_20_Accent3" style:display-name="20% - Accent3" style:family="table-cell" style:parent-style-name="Default" style:data-style-name="N0">
      <style:table-cell-properties fo:background-color="#eaf1dd"/>
    </style:style>
    <style:style style:name="_32_0_25__20_-_20_Accent4" style:display-name="20% - Accent4" style:family="table-cell" style:parent-style-name="Default" style:data-style-name="N0">
      <style:table-cell-properties fo:background-color="#e5e0ec"/>
    </style:style>
    <style:style style:name="_32_0_25__20_-_20_Accent5" style:display-name="20% - Accent5" style:family="table-cell" style:parent-style-name="Default" style:data-style-name="N0">
      <style:table-cell-properties fo:background-color="#db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9b8"/>
    </style:style>
    <style:style style:name="_34_0_25__20_-_20_Accent3" style:display-name="40% - Accent3" style:family="table-cell" style:parent-style-name="Default" style:data-style-name="N0">
      <style:table-cell-properties fo:background-color="#d7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6dd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99795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2d69a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2a1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3cddd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c090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1-17T00:47:38.926603416</meta:creation-date>
    <meta:editing-duration>P0D</meta:editing-duration>
    <meta:editing-cycles>1</meta:editing-cycles>
    <meta:document-statistic meta:table-count="1" meta:cell-count="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.0000801086426pt" fo:font-weight="bold" style:font-size-asian="10.0000801086426pt" style:font-weight-asian="bold" style:font-size-complex="10.0000801086426pt" style:font-weight-complex="bold"/>
    </style:style>
    <style:style style:name="ch9" style:family="chart">
      <style:graphic-properties svg:stroke-width="0.026cm" svg:stroke-color="#868686"/>
    </style:style>
    <style:style style:name="ch10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908cm" svg:height="14.647cm" xlink:href=".." xlink:type="simple" chart:class="chart:bar" chart:style-name="ch1">
        <chart:title svg:x="0.349cm" svg:y="0.428cm" chart:style-name="ch2">
          <text:p>TO DEPICT THE NUMBER OF APPLICATIONS FOR EACH YEAR</text:p>
        </chart:title>
        <chart:legend chart:legend-position="end" svg:x="17.078cm" svg:y="6.028cm" style:legend-expansion="high" chart:style-name="ch3"/>
        <chart:plot-area chart:style-name="ch4" table:cell-range-address="000000_0.B1:000000_0.C6 000000_0.A1:000000_0.A1 000000_0.A7:000000_0.A7 000000_0.C7:000000_0.C30 000000_0.A13:000000_0.A13 000000_0.A19:000000_0.A19 000000_0.A25:000000_0.A25" chart:data-source-has-labels="both" svg:x="1.498cm" svg:y="1.843cm" svg:width="15.142cm" svg:height="11.482cm">
          <chartooo:coordinate-region svg:x="3.019cm" svg:y="2.043cm" svg:width="13.621cm" svg:height="10.635cm"/>
          <chart:axis chart:dimension="x" chart:name="primary-x" chart:style-name="ch5" chartooo:axis-type="text">
            <chart:title svg:x="8.502cm" svg:y="13.618cm" chart:style-name="ch6">
              <text:p>YEAR</text:p>
            </chart:title>
            <chart:categories table:cell-range-address="000000_0.B1:000000_0.B6"/>
          </chart:axis>
          <chart:axis chart:dimension="y" chart:name="primary-y" chart:style-name="ch7">
            <chart:title svg:x="0.451cm" svg:y="10.307cm" chart:style-name="ch8">
              <text:p>NUMBER OF APPLICATIONS</text:p>
            </chart:title>
            <chart:grid chart:style-name="ch9" chart:class="major"/>
          </chart:axis>
          <chart:series chart:style-name="ch10" chart:values-cell-range-address="000000_0.C1:000000_0.C6" chart:label-cell-address="000000_0.A1:000000_0.A1" chart:class="chart:bar">
            <chart:data-point chart:repeated="6"/>
          </chart:series>
          <chart:series chart:style-name="ch11" chart:values-cell-range-address="000000_0.C7:000000_0.C12" chart:label-cell-address="000000_0.A7:000000_0.A7" chart:class="chart:bar">
            <chart:data-point chart:repeated="6"/>
          </chart:series>
          <chart:series chart:style-name="ch12" chart:values-cell-range-address="000000_0.C13:000000_0.C18" chart:label-cell-address="000000_0.A13:000000_0.A13" chart:class="chart:bar">
            <chart:data-point chart:repeated="6"/>
          </chart:series>
          <chart:series chart:style-name="ch13" chart:values-cell-range-address="000000_0.C19:000000_0.C24" chart:label-cell-address="000000_0.A19:000000_0.A19" chart:class="chart:bar">
            <chart:data-point chart:repeated="6"/>
          </chart:series>
          <chart:series chart:style-name="ch14" chart:values-cell-range-address="000000_0.C25:000000_0.C30" chart:label-cell-address="000000_0.A25:000000_0.A25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  <draw:g>
                  <svg:desc>000000_0.A1:000000_0.A1</svg:desc>
                </draw:g>
              </table:table-cell>
              <table:table-cell office:value-type="string">
                <text:p>CERTIFIED-WITHDRAWN</text:p>
                <draw:g>
                  <svg:desc>000000_0.A7:000000_0.A7</svg:desc>
                </draw:g>
              </table:table-cell>
              <table:table-cell office:value-type="string">
                <text:p>DENIED</text:p>
                <draw:g>
                  <svg:desc>000000_0.A13:000000_0.A13</svg:desc>
                </draw:g>
              </table:table-cell>
              <table:table-cell office:value-type="string">
                <text:p>WITHDRAWN</text:p>
                <draw:g>
                  <svg:desc>000000_0.A19:000000_0.A19</svg:desc>
                </draw:g>
              </table:table-cell>
              <table:table-cell office:value-type="string">
                <text:p>TOTAL</text:p>
                <draw:g>
                  <svg:desc>000000_0.A25:000000_0.A25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000000_0.B1:000000_0.B6</svg:desc>
                </draw:g>
              </table:table-cell>
              <table:table-cell office:value-type="float" office:value="307936">
                <text:p>307936</text:p>
                <draw:g>
                  <svg:desc>000000_0.C1:000000_0.C6</svg:desc>
                </draw:g>
              </table:table-cell>
              <table:table-cell office:value-type="float" office:value="11596">
                <text:p>11596</text:p>
                <draw:g>
                  <svg:desc>000000_0.C7:000000_0.C12</svg:desc>
                </draw:g>
              </table:table-cell>
              <table:table-cell office:value-type="float" office:value="29130">
                <text:p>29130</text:p>
                <draw:g>
                  <svg:desc>000000_0.C13:000000_0.C18</svg:desc>
                </draw:g>
              </table:table-cell>
              <table:table-cell office:value-type="float" office:value="10105">
                <text:p>10105</text:p>
                <draw:g>
                  <svg:desc>000000_0.C19:000000_0.C24</svg:desc>
                </draw:g>
              </table:table-cell>
              <table:table-cell office:value-type="float" office:value="358767">
                <text:p>358767</text:p>
                <draw:g>
                  <svg:desc>000000_0.C25:000000_0.C30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52668">
                <text:p>352668</text:p>
              </table:table-cell>
              <table:table-cell office:value-type="float" office:value="31118">
                <text:p>31118</text:p>
              </table:table-cell>
              <table:table-cell office:value-type="float" office:value="21096">
                <text:p>21096</text:p>
              </table:table-cell>
              <table:table-cell office:value-type="float" office:value="10725">
                <text:p>10725</text:p>
              </table:table-cell>
              <table:table-cell office:value-type="float" office:value="415607">
                <text:p>41560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2141">
                <text:p>12141</text:p>
              </table:table-cell>
              <table:table-cell office:value-type="float" office:value="11590">
                <text:p>11590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1899">
                <text:p>11899</text:p>
              </table:table-cell>
              <table:table-cell office:value-type="float" office:value="16034">
                <text:p>16034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0923">
                <text:p>10923</text:p>
              </table:table-cell>
              <table:table-cell office:value-type="float" office:value="19455">
                <text:p>19455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9175">
                <text:p>9175</text:p>
              </table:table-cell>
              <table:table-cell office:value-type="float" office:value="21890">
                <text:p>21890</text:p>
              </table:table-cell>
              <table:table-cell office:value-type="float" office:value="647803">
                <text:p>647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